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6.431cm" style:rel-column-width="24796*"/>
    </style:style>
    <style:style style:name="Table57.B" style:family="table-column">
      <style:table-column-properties style:column-width="5.001cm" style:rel-column-width="19281*"/>
    </style:style>
    <style:style style:name="Table57.C" style:family="table-column">
      <style:table-column-properties style:column-width="5.565cm" style:rel-column-width="21458*"/>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6.999cm" table:align="margins"/>
    </style:style>
    <style:style style:name="Table58.A" style:family="table-column">
      <style:table-column-properties style:column-width="6.193cm" style:rel-column-width="23878*"/>
    </style:style>
    <style:style style:name="Table58.B" style:family="table-column">
      <style:table-column-properties style:column-width="5.292cm" style:rel-column-width="20403*"/>
    </style:style>
    <style:style style:name="Table58.C" style:family="table-column">
      <style:table-column-properties style:column-width="5.512cm" style:rel-column-width="21254*"/>
    </style:style>
    <style:style style:name="Table58.A1" style:family="table-cell">
      <style:table-cell-properties fo:padding="0.097cm" fo:border-left="0.002cm solid #000000" fo:border-right="none" fo:border-top="0.002cm solid #000000" fo:border-bottom="0.002cm solid #000000"/>
    </style:style>
    <style:style style:name="Table58.C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5.666cm" style:rel-column-width="21845*"/>
    </style:style>
    <style:style style:name="Table59.A1" style:family="table-cell">
      <style:table-cell-properties fo:padding="0.097cm" fo:border-left="0.002cm solid #000000" fo:border-right="none" fo:border-top="0.002cm solid #000000" fo:border-bottom="0.002cm solid #000000"/>
    </style:style>
    <style:style style:name="Table59.C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fo:font-style="italic" style:font-style-asian="italic" style:font-style-complex="italic"/>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Text_20_body">
      <style:paragraph-properties fo:margin-top="0.21cm" fo:margin-bottom="0.21cm"/>
    </style:style>
    <style:style style:name="T1" style:family="text">
      <style:text-properties style:font-name="CMR12" style:font-name-asian="CMR12" style:font-name-complex="CMR12"/>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9"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2.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text:tab/><text:tab/>0.4<text:tab/>12.12.2006<text:tab/>Lisätty yhteenveto ja henkilöstö</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4</text:p>
          <text:p text:style-name="P9">4.5 TitoAnalyzer<text:tab/>5</text:p>
          <text:p text:style-name="P9">4.6 Answer<text:tab/>5</text:p>
          <text:p text:style-name="P9">4.7 AnswerState, StudentAnswers<text:tab/>5</text:p>
          <text:p text:style-name="P8"><text:s/>5. Käyttötapausten testitulokset<text:tab/>7</text:p>
          <text:p text:style-name="P10">5.2.1 Opettajan käyttötapaukset<text:tab/>7</text:p>
          <text:p text:style-name="P10">5.2.1 Opiskelijan käyttötapaukset<text:tab/>16</text:p>
          <text:p text:style-name="P8">6. Testatut tkk-91 ohjelmat<text:tab/>25</text:p>
          <text:p text:style-name="P9">6.1 Testitapaus 1 (arvotarkistus : rekisteri)<text:tab/>25</text:p>
          <text:p text:style-name="P9">6.2 Testitapaus 2 (arvotarkistus : symboli)<text:tab/>25</text:p>
          <text:p text:style-name="P9">6.3 Testitapaus 3 (mallitarkistus : symboli)<text:tab/>26</text:p>
          <text:p text:style-name="P9">6.4 Testitapaus 4 (arvotarkistus : suoritus)<text:tab/>26</text:p>
          <text:p text:style-name="P9">6.5 Testitapaus 5 (virhe malliratkaisussa)<text:tab/>26</text:p>
          <text:p text:style-name="P9">6.6 Testitapaus 6 (tiedostoon kirjoitus)<text:tab/>26</text:p>
          <text:p text:style-name="P9">6.7 Testitapaus 7 ()<text:tab/>27</text:p>
          <text:p text:style-name="P9">6.8 Testitapaus 8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TitoTrainerissa testattavat asiat ovat java-luokat ja jsp-sivut. Java-luokat testasivat itse niiden toteuttajat, joko käyttäen JUnittia, tai testaamalla koodin käyttöliittymän kautta tutkien tuloksia tietokannasta. Jsp-sivut testattiin suoraan toimivan käyttöliittymän kautta käyttötapauksittain, joiden tulokset on kirjattu tarkasti tämän dokumentin lukuun 5.</text:p>
      <text:p text:style-name="Text_20_body">TitoTraineria testattiin ensimmäisessä syklissä viikon ajan. Aikatauluongelmista johtuen testaus ei ollut kuitenkaan kovinkaan systemaattista. Toisessa syklissä ohjelmaa testattiin viikoilla 48, 49 ja 50. Testauksessa havaitut virheet kirjattiin aina CVS:ssä sijaitsevaan bugilistaan, joten ohjelman toimivuudesta oli aina ajankohtainen tilanne kaikkien saataville. Bugilistassa olevat virheet pyrittiin korjaamaan mahdollisimman nopeasti virheen havaitsemisen jälkeen.</text:p>
      <text:p text:style-name="Text_20_body">Viimeisin versio luovutettiin asiakkaalle 14.12.2006 viimeistä testausta varten.</text:p>
      <text:h text:style-name="Heading_20_2" text:outline-level="2">3.2 Testaukseen käytetyt resurssit</text:h>
      <text:h text:style-name="Heading_20_3" text:outline-level="3">3.2.1 Henkilöstö</text:h>
      <text:p text:style-name="Text_20_body">Testausvastaava laati testausraportin rungon, johon ryhmän muut jäsenet täydensivät testituloksia. Testausvastaava myös valvoi ja ohjasi dokumentin täydennyksessä.</text:p>
      <text:p text:style-name="Text_20_body">Toteutuksen aikaisesta tietokannan testauksesta vastasi Taro. Laskentalogiikasta vastasivat Mikko ja Markus. Käyttöliittymän testauksesta vastasivat Paula ja Tuomas. Testausvastaava oli mukana kaikissa <text:s/>osa-alueissa. Lopullisen hyväksymistestauksen suorittaa asiakas projektin luovutuksen jälkeen.</text:p>
      <text:h text:style-name="Heading_20_3" text:outline-level="3">3.2.2 Laitteisto</text:h>
      <text:p text:style-name="Text_20_body">Testauksessa käytettiin Internet Explorer 6, Firefox ja Konqueror – selaimia. Laitteina käytettiin enimmäkseen Helsingin yliopiston tietojenkäsittelytieteen laitoksen tietokoneita. Järjestelmätestauksessa käytettiin myös laitoksen ulkopuolisia koneita.</text:p>
      <text:p text:style-name="Text_20_body"><text:span text:style-name="T2"/></text:p>
      <text:h text:style-name="P12" text:outline-level="1">4. Java-luokkien testiraportit</text:h>
      <text:h text:style-name="Heading_20_2" text:outline-level="2">4.1 User, Task, Course</text:h>
      <text:p text:style-name="Text_20_body"><text:tab/><text:span text:style-name="T3">Testaaja</text:span>: Jari</text:p>
      <text:p text:style-name="Text_20_body"><text:tab/><text:span text:style-name="T3">Päivämäärä</text:span>: 20.10.2006</text:p>
      <text:p text:style-name="Text_20_body"><text:tab/><text:span text:style-name="T3">Testin kuvaus</text:span>: Luotiin Junit-luokat testUser.java, testTask.java ja testCourse.java, joilla <text:tab/>testattiin kaikki metodit kaikkine eri <text:tab/>tapauksineen.</text:p>
      <text:p text:style-name="Text_20_body"><text:tab/><text:span text:style-name="T3">Lausekattavuus</text:span>: 100%.</text:p>
      <text:p text:style-name="Text_20_body"><text:tab/><text:span text:style-name="T3">Odotetut tulokset</text:span>: Heittää exceptionit kuten haluttua, kun kutsutaan kielenmuutosmetodeja <text:tab/>väärillä parametreillä.</text:p>
      <text:p text:style-name="Text_20_body"><text:tab/><text:span text:style-name="T3">Havaitut virheet</text:span>: Ei havaittuja virheitä.</text:p>
      <text:p text:style-name="Text_20_body"><text:tab/><text:span text:style-name="T3">Tulokset</text:span>: Testi suoritettu onnistuneesti.</text:p>
      <text:h text:style-name="Heading_20_2" text:outline-level="2">4.2 Criterion kaikkine aliluokkineen</text:h>
      <text:p text:style-name="Text_20_body"><text:tab/><text:span text:style-name="T3">Testaaja</text:span>: </text:p>
      <text:p text:style-name="Text_20_body"><text:tab/><text:span text:style-name="T3">Päivämäärä</text:span>: </text:p>
      <text:p text:style-name="Text_20_body"><text:tab/><text:span text:style-name="T3">Testin kuvaus</text:span>: </text:p>
      <text:p text:style-name="Text_20_body"><text:tab/><text:span text:style-name="T3">Lausekattavuus</text:span>: yy%.</text:p>
      <text:p text:style-name="Text_20_body"><text:tab/><text:span text:style-name="T3">Odotetut tulokset</text:span>: </text:p>
      <text:p text:style-name="Text_20_body"><text:tab/><text:span text:style-name="T3">Havaitut virheet</text:span>: </text:p>
      <text:p text:style-name="Text_20_body"><text:tab/><text:span text:style-name="T3">Tulokset</text:span>: </text:p>
      <text:h text:style-name="Heading_20_2" text:outline-level="2">4.3 DBHandler</text:h>
      <text:p text:style-name="Text_20_body"><text:tab/><text:span text:style-name="T3">Testaaja</text:span>: Taro</text:p>
      <text:p text:style-name="Text_20_body"><text:tab/><text:span text:style-name="T3">Päivämäärä</text:span>: Koko projektin aikana</text:p>
      <text:p text:style-name="Text_20_body"><text:tab/><text:span text:style-name="T3">Testin kuvaus</text:span>: Jokainen metodi on testattu toimivassa ympäristössä webbikäyttöliittymän <text:tab/>kautta oikealla datalla. Erillistä JUnit testausta ei olla suoritettu.</text:p>
      <text:p text:style-name="Text_20_body"><text:tab/><text:span text:style-name="T3">Lausekattavuus</text:span>: 95%.</text:p>
      <text:p text:style-name="Text_20_body"><text:tab/><text:span text:style-name="T3">Odotetut tulokset</text:span>: Palauttaa metodin kuvauksessa olevia arvoja ja tekee kantaan päivityksiä <text:tab/>metodien kuvauksien mukaisesti.</text:p>
      <text:p text:style-name="Text_20_body"><text:tab/><text:span text:style-name="T3">Havaitut virheet</text:span>: Virheitä oli paljon, mutta kaikki esiintyneet virheet on korjattu. <text:tab/>Yleisimmät virheet olivat SQL-lausevirheitä</text:p>
      <text:p text:style-name="Text_20_body"><text:tab/><text:span text:style-name="T3">Tulokset</text:span>: Testit suoritettu onnistuneesti.</text:p>
      <text:h text:style-name="Heading_20_2" text:outline-level="2">4.4 TitoState</text:h>
      <text:p text:style-name="Text_20_body"><text:tab/><text:span text:style-name="T3">Testaaja</text:span>: </text:p>
      <text:p text:style-name="Text_20_body"><text:tab/><text:span text:style-name="T3">Päivämäärä</text:span>: </text:p>
      <text:p text:style-name="Text_20_body"><text:tab/><text:span text:style-name="T3">Testin kuvaus</text:span>: </text:p>
      <text:p text:style-name="Text_20_body"><text:tab/><text:span text:style-name="T3">Lausekattavuus</text:span>: yy%.</text:p>
      <text:p text:style-name="Text_20_body"><text:tab/><text:span text:style-name="T3">Odotetut tulokset</text:span>: </text:p>
      <text:p text:style-name="Text_20_body"><text:tab/><text:span text:style-name="T3">Havaitut virheet</text:span>: </text:p>
      <text:p text:style-name="Text_20_body"><text:tab/><text:span text:style-name="T3">Tulokset</text:span>: </text:p>
      <text:h text:style-name="Heading_20_2" text:outline-level="2">4.5 TitoAnalyzer</text:h>
      <text:p text:style-name="Text_20_body"><text:tab/><text:span text:style-name="T3">Testaaja</text:span>: Jari</text:p>
      <text:p text:style-name="Text_20_body"><text:tab/><text:span text:style-name="T3">Päivämäärä</text:span>: 15.11.2006</text:p>
      <text:p text:style-name="Text_20_body"><text:tab/><text:span text:style-name="T3">Testin kuvaus</text:span>: Luodaan Junit-luokka testTitoAnalyzer.java, jonka testitapaukset käy läpi <text:tab/>koodin jokaisen haaran.</text:p>
      <text:p text:style-name="Text_20_body"><text:tab/><text:span text:style-name="T3">Lausekattavuus</text:span>: 100%.</text:p>
      <text:p text:style-name="Text_20_body"><text:tab/><text:span text:style-name="T3">Odotetut tulokset</text:span>: Palauttaa TitoFeedback – olion, jossa näkyy tehtävän läpipääsy, ja <text:tab/>kriteerien tarkastustulokset.</text:p>
      <text:p text:style-name="Text_20_body"><text:tab/><text:span text:style-name="T3">Havaitut virheet</text:span>: Testaus paljasti muutamia bugeja Criterion-luokissa, jotka saatiin <text:tab/>kuitenkin korjattua.</text:p>
      <text:p text:style-name="Text_20_body"><text:tab/><text:span text:style-name="T3">Tulokset</text:span>: Testi suoritettu onnistuneesti.</text:p>
      <text:h text:style-name="Heading_20_2" text:outline-level="2">4.6 Answer</text:h>
      <text:p text:style-name="Text_20_body"><text:tab/><text:span text:style-name="T3">Testaaja</text:span>: Jari</text:p>
      <text:p text:style-name="Text_20_body"><text:tab/><text:span text:style-name="T3">Päivämäärä</text:span>: Marraskuu 2006</text:p>
      <text:p text:style-name="Text_20_body"><text:tab/><text:span text:style-name="T3">Testin kuvaus</text:span>: Luokan ollessa http-servletti on sitä testattu toimivassa ympäristössä <text:tab/>webbikäyttöliittymän <text:tab/>kautta oikealla datalla. Erillistä JUnit testausta ei olla suoritettu.</text:p>
      <text:p text:style-name="Text_20_body"><text:tab/><text:span text:style-name="T3">Lausekattavuus</text:span>: 90%.</text:p>
      <text:p text:style-name="Text_20_body"><text:tab/><text:span text:style-name="T3">Odotetut tulokset</text:span>: Saa Feedback-olion TitoAnalyzeristä, lisää vastauksen kantaan <text:tab/>DBHandlerilla, ja ohjaa käyttäjän takaisin tehtävään vastaamissivulle.</text:p>
      <text:p text:style-name="Text_20_body"><text:tab/><text:span text:style-name="T3">Havaitut virheet</text:span>: Pieniä epäselvyyksiä analyzerin palauttamien tietojen suhteen.</text:p>
      <text:p text:style-name="Text_20_body"><text:tab/><text:span text:style-name="T3">Tulokset</text:span>: Kaikki toimii oikein.</text:p>
      <text:p text:style-name="Text_20_body"/>
      <text:h text:style-name="Heading_20_2" text:outline-level="2">4.7 AnswerState, StudentAnswers</text:h>
      <text:p text:style-name="Text_20_body"><text:tab/><text:span text:style-name="T3">Testaaja</text:span>: Taro</text:p>
      <text:p text:style-name="Text_20_body"><text:tab/><text:span text:style-name="T3">Päivämäärä</text:span>: Marraskuu 2006</text:p>
      <text:p text:style-name="Text_20_body"><text:tab/><text:span text:style-name="T3">Testin kuvaus</text:span>: Ks. luokat ovat hyvin yksinkertaisia, lähes kontainerimaisia, joten erillistä <text:tab/>testausta ei ole suoritettu. Testausta on tehty aina luokkien uusien ominaisuuksien <text:tab/>toteutuksen jälkeen.</text:p>
      <text:p text:style-name="Text_20_body"><text:tab/><text:span text:style-name="T3">Lausekattavuus</text:span>: 80%.</text:p>
      <text:p text:style-name="Text_20_body"><text:tab/><text:span text:style-name="T3">Odotetut tulokset</text:span>: Asettaa ja palauttaa pyydetyt arvot. </text:p>
      <text:p text:style-name="Text_20_body"><text:tab/><text:span text:style-name="T3">Havaitut virheet</text:span>: Ei virheitä.</text:p>
      <text:p text:style-name="Text_20_body"><text:tab/><text:span text:style-name="T3">Tulokset</text:span>: Onnistuneesti.</text:p>
      <text:p text:style-name="Text_20_body"/>
      <text:h text:style-name="P12" text:outline-level="1"><text:s/>5. Käyttötapausten testitulokset</text:h>
      <text:p text:style-name="Text_20_body">Selitteet:</text:p>
      <text:p text:style-name="Text_20_body"><text:span text:style-name="T3">HYV </text:span>= hyväksytään kyseinen syöte.</text:p>
      <text:p text:style-name="Text_20_body"><text:span text:style-name="T3">OK</text:span> = Saatiin toivottu tulos.</text:p>
      <text:p text:style-name="Text_20_body"><text:span text:style-name="T4">VIRHE </text:span>= Tulos ei ollut suunnitellun mukainen. Kirjoitetaan myös mitä saatiin tulokseksi.</text:p>
      <text:h text:style-name="Heading_20_3" text:outline-level="3">5.2.1 Opettajan käyttötapaukset</text:h>
      <text:p text:style-name="Standard"><text:span text:style-name="T5">Kt1.</text:span> Järjestelmään kirjautuminen</text:p>
      <text:p text:style-name="Standard">Sivu: Aloitussivu (login.jsp?role=teacher)</text:p>
      <text:p text:style-name="Standard">Testattavat käyttöliittymäkomponentit:</text:p>
      <text:list text:style-name="L2">
        <text:list-item>
          <text:p text:style-name="P13"><text:span text:style-name="T3">Tekstikentät:</text:span> Username, Password</text:p>
        </text:list-item>
        <text:list-item>
          <text:p text:style-name="P13"><text:span text:style-name="T3">Painikkeet:</text:span>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xt:span text:style-name="T3">Tekstikentät:</text:span> Course name, New category </text:p>
        </text:list-item>
      </text:list>
      <text:list text:style-name="L4">
        <text:list-item>
          <text:p text:style-name="P20"><text:span text:style-name="T3">Painikkeet:</text:span> create new course, delete (course), statistics (course) [<text:span text:style-name="T5">kt7]</text:span>, <text:s/>modify (task), <text:s/>modify as new (task), delete (task)[<text:span text:style-name="T5">kt6</text:span><text:span text:style-name="T6">]</text:span></text:p>
        </text:list-item>
        <text:list-item>
          <text:p text:style-name="P20"><text:span text:style-name="T3">Linkit:</text:span> Create new task (English), Create new task (Finnish), Task list, Search users [<text:span text:style-name="T5">kt7</text:span><text:span text:style-name="T6">]</text:span>, Logout [<text:span text:style-name="T5">kt8</text:span><text:span text:style-name="T6">]</text:span></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21">'Course name must be 1-40 characters long'</text:p>
          </table:table-cell>
          <table:table-cell table:style-name="Table3.C2" office:value-type="string">
            <text:p text:style-name="P15">OK</text:p>
          </table:table-cell>
        </table:table-row>
        <table:table-row>
          <table:table-cell table:style-name="Table3.A2" office:value-type="string">
            <text:p text:style-name="P15">Html-koodia “Tito 2006 &lt;a href="www.cs.helsinki.fi/tito2006"&gt;Linkki&lt;/a&gt;”</text:p>
          </table:table-cell>
          <table:table-cell table:style-name="Table3.A2" office:value-type="string">
            <text:p text:style-name="P15">'Course name may not contain characters “, &lt;, &gt;, &amp;.'</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 jossa on halutun kieliset kieliasetukset</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2"><text:span text:style-name="T3">Painikkeet:</text:span> Add variable, Save, kielletyille/vaadituille käskyille olevat napit, Show printable view, Hide printable view (<text:span text:style-name="T5">kt5</text:span>)</text:p>
        </text:list-item>
        <text:list-item>
          <text:p text:style-name="P22"><text:span text:style-name="T3">Radiopainikkeet:</text:span> Fill-In/Programming, Values given by example program/Predefined values</text:p>
        </text:list-item>
        <text:list-item>
          <text:p text:style-name="P22"><text:span text:style-name="T3">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2">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Välilyönt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OK</text:p>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OK</text:p>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OK</text:p>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OK</text:p>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OK</text:p>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OK</text:p>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OK</text:p>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OK</text:p>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OK</text:p>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OK</text:p>
          </table:table-cell>
        </table:table-row>
        <table:table-row>
          <table:table-cell table:style-name="Table38.A2" office:value-type="string">
            <text:p text:style-name="P15">Yli 100 000 </text:p>
          </table:table-cell>
          <table:table-cell table:style-name="Table38.A2" office:value-type="string">
            <text:p text:style-name="P15">Varoitus, HYV</text:p>
          </table:table-cell>
          <table:table-cell table:style-name="Table38.C2" office:value-type="string">
            <text:p text:style-name="P15">OK</text:p>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Tyhjä</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OK</text:p>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OK</text:p>
          </table:table-cell>
        </table:table-row>
        <table:table-row>
          <table:table-cell table:style-name="Table43.A2" office:value-type="string">
            <text:p text:style-name="P15">Välilyönti</text:p>
          </table:table-cell>
          <table:table-cell table:style-name="Table43.A2" office:value-type="string">
            <text:p text:style-name="P15">HYV</text:p>
          </table:table-cell>
          <table:table-cell table:style-name="Table43.C2" office:value-type="string">
            <text:p text:style-name="P15">OK</text:p>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Tyhjä</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Välilyönti</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OK</text:p>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OK</text:p>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OK</text:p>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OK</text:p>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OK</text:p>
          </table:table-cell>
        </table:table-row>
      </table:table>
      <text:p text:style-name="P18"/>
      <text:p text:style-name="Standard"><text:span text:style-name="T5">Kt4. </text:span><text:span text:style-name="T6">Tehtävän muokkaaminen</text:span></text:p>
      <text:p text:style-name="Standard">Sivu: Tehtävän luontisivu (composer.jsp)</text:p>
      <text:p text:style-name="Standard">Testattavat käyttöliittymäkomponentit:</text:p>
      <text:list text:style-name="L6">
        <text:list-item>
          <text:p text:style-name="P23">Samat mitä tehtävän luonnissa, ei kuitenkaan syytä testata niitä uudestaan. Täytyy kuitenkin katsoa että muutokset tulevat voimaan.</text:p>
        </text:list-item>
      </text:list>
      <text:p text:style-name="P18"/>
      <text:p text:style-name="Standard"><text:span text:style-name="T5">Kt7.</text:span> Raporttien katsominen</text:p>
      <text:p text:style-name="Standard">Sivu: Tilastosivut (showStatistics.jsp, searchUsers.jsp ja showUser.jsp)</text:p>
      <text:p text:style-name="Standard">Testattavat käyttöliittymäkomponentit:</text:p>
      <text:list text:style-name="L7">
        <text:list-item>
          <text:p text:style-name="P24"><text:span text:style-name="T3">Tekstikentät:</text:span> Search users</text:p>
        </text:list-item>
        <text:list-item>
          <text:p text:style-name="P24"><text:span text:style-name="T3">Painikkeet:</text:span> Search, Remove user</text:p>
        </text:list-item>
        <text:list-item>
          <text:p text:style-name="P25">Linkit:<text:span text:style-name="T7"> käyttäjän nimi</text:span></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p text:style-name="P18"/>
      <text:p text:style-name="P14">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5">Painallus</text:p>
          </table:table-cell>
          <table:table-cell table:style-name="Table6.A2" office:value-type="string">
            <text:p text:style-name="P15">Siirrytään käyttäjätietosivulle.</text:p>
          </table:table-cell>
          <table:table-cell table:style-name="Table6.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5">Kt9.</text:span> järjestelmään rekisteröityminen</text:p>
      <text:p text:style-name="Standard">Sivu: Rekisteröintisivu (signup.jsp)</text:p>
      <text:p text:style-name="Standard">Testattavat käyttöliittymäkomponentit:</text:p>
      <text:list text:style-name="L2">
        <text:list-item text:start-value="1">
          <text:p text:style-name="P13"><text:span text:style-name="T3">Tekstikentät:</text:span> First name, Last name, Student number, Social security number, E-mail, User name, Password, Password again.</text:p>
        </text:list-item>
        <text:list-item>
          <text:p text:style-name="P13"><text:span text:style-name="T3">Painikkeet:</text:span>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6">'Field may not contain characters </text:span><text:span text:style-name="T8">“,</text:span><text:span text:style-name="T9"> </text:span><text:span text:style-name="T8">&lt;,</text:span><text:span text:style-name="T9"> </text:span><text:span text:style-name="T8">&gt;, &amp;” <text:s/></text:span><text:span text:style-name="T6">'</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6">'Field may not contain characters </text:span><text:span text:style-name="T8">“,</text:span><text:span text:style-name="T9"> </text:span><text:span text:style-name="T8">&lt;,</text:span><text:span text:style-name="T9"> </text:span><text:span text:style-name="T8">&gt;, &amp;” <text:s/></text:span><text:span text:style-name="T6">'</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6">'Field may not contain characters </text:span><text:span text:style-name="T8">“,</text:span><text:span text:style-name="T9"> </text:span><text:span text:style-name="T8">&lt;,</text:span><text:span text:style-name="T9"> </text:span><text:span text:style-name="T8">&gt;, &amp;” <text:s/></text:span><text:span text:style-name="T6">'</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9">“,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9">“,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9">“,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9">“,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9">“,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9">“,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5">Kt10.</text:span> Järjestelmään kirjautuminen</text:p>
      <text:p text:style-name="Standard">Sivu: Aloitussivu (login.jsp)</text:p>
      <text:p text:style-name="Standard">Testattavat käyttöliittymäkomponentit:</text:p>
      <text:list text:style-name="L2">
        <text:list-item text:start-value="1">
          <text:p text:style-name="P13"><text:span text:style-name="T3">Tekstikentät:</text:span> Username, Password</text:p>
        </text:list-item>
        <text:list-item>
          <text:p text:style-name="P13"><text:span text:style-name="T3">Dropdown-valikot:</text:span> Course, Language</text:p>
        </text:list-item>
        <text:list-item>
          <text:p text:style-name="P13"><text:span text:style-name="T3">Painikkeet:</text:span> Sign in</text:p>
        </text:list-item>
        <text:list-item>
          <text:p text:style-name="P13"><text:span text:style-name="T3">Linkit:</text:span> Sign up, Forgot your password?</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4"/>
      <text:p text:style-name="P14">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6">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Painallus</text:p>
          </table:table-cell>
          <table:table-cell table:style-name="Table47.A2" office:value-type="string">
            <text:p text:style-name="P15">Siirtää käyttäjän salasananpostitus-sivulle</text:p>
          </table:table-cell>
          <table:table-cell table:style-name="Table47.C2" office:value-type="string">
            <text:p text:style-name="P15">OK</text:p>
          </table:table-cell>
        </table:table-row>
      </table:table>
      <text:p text:style-name="P18"/>
      <text:p text:style-name="Standard"><text:span text:style-name="T5">Kt11.</text:span> Tehtävien katselu</text:p>
      <text:p text:style-name="Standard">Sivu: Tehtäväsivu (studentTaskList.jsp)</text:p>
      <text:p text:style-name="Standard">Testattavat käyttöliittymäkomponentit:</text:p>
      <text:list text:style-name="L8">
        <text:list-item>
          <text:p text:style-name="P26"><text:span text:style-name="T3">Linkit:</text:span> Logout (<text:span text:style-name="T5">kt13</text:span>), <text:s/>Tehtävän nimi</text:p>
        </text:list-item>
      </text:list>
      <text:p text:style-name="Standard"/>
      <text:p text:style-name="P14">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5">Kt12.</text:span> Tehtävien ratkaiseminen</text:p>
      <text:p text:style-name="Standard">Sivu: Tehtäväsivu (answer_task.jsp)</text:p>
      <text:p text:style-name="Standard">Testattavat käyttöliittymäkomponentit:</text:p>
      <text:list text:style-name="L9">
        <text:list-item>
          <text:p text:style-name="P27"><text:span text:style-name="T3">Tekstikentät:</text:span> Simulator input, Program code</text:p>
        </text:list-item>
        <text:list-item>
          <text:p text:style-name="P27"><text:span text:style-name="T3">Painikkeet:</text:span>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OK, No more keyboard data stored on applicatio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5">Kt14.</text:span> Omien tietojen muokkaus</text:p>
      <text:p text:style-name="Standard">Sivu: Aloitussivu (edit_profile.jsp)</text:p>
      <text:p text:style-name="Standard">Testattavat käyttöliittymäkomponentit:</text:p>
      <text:list text:style-name="L10">
        <text:list-item>
          <text:p text:style-name="P28"><text:span text:style-name="T3">Tekstikentät:</text:span> First name, Last name, Student number, Social security number, E-mail, New password, New password again.</text:p>
        </text:list-item>
      </text:list>
      <text:list text:style-name="L11">
        <text:list-item>
          <text:p text:style-name="P29"><text:span text:style-name="T3">Painikkeet:</text:span> Save</text:p>
        </text:list-item>
      </text:list>
      <text:p text:style-name="Text_20_body">Password-kenttiä lukuun 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p text:style-name="Standard"><text:span text:style-name="T5">V7.</text:span> Salasanan lähetys</text:p>
      <text:p text:style-name="Standard">Sivu: Salasanan lähetyssivu (send_email.jsp)</text:p>
      <text:p text:style-name="Standard">Testattavat käyttöliittymäkomponentit:</text:p>
      <text:list text:style-name="L12">
        <text:list-item>
          <text:p text:style-name="P30">tekstikenttä Username</text:p>
        </text:list-item>
        <text:list-item>
          <text:p text:style-name="P30">Painike Send</text:p>
        </text:list-item>
      </text:list>
      <text:p text:style-name="Standard"/>
      <text:p text:style-name="P18">Tekstikenttä: Username</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yöte</text:p>
            </table:table-cell>
            <table:table-cell table:style-name="Table57.A1" office:value-type="string">
              <text:p text:style-name="Table_20_Heading">Toivottu tulos</text:p>
            </table:table-cell>
            <table:table-cell table:style-name="Table57.C1" office:value-type="string">
              <text:p text:style-name="Table_20_Heading">Saatu tulos</text:p>
            </table:table-cell>
          </table:table-row>
        </table:table-header-rows>
        <table:table-row>
          <table:table-cell table:style-name="Table57.A2" office:value-type="string">
            <text:p text:style-name="P15">tyhjä</text:p>
          </table:table-cell>
          <table:table-cell table:style-name="Table57.A2" office:value-type="string">
            <text:p text:style-name="P15">Käyttäjätunnusta ei löydy</text:p>
          </table:table-cell>
          <table:table-cell table:style-name="Table57.C2" office:value-type="string">
            <text:p text:style-name="P15">OK</text:p>
          </table:table-cell>
        </table:table-row>
        <table:table-row>
          <table:table-cell table:style-name="Table57.A2" office:value-type="string">
            <text:p text:style-name="P15">välilyönti</text:p>
          </table:table-cell>
          <table:table-cell table:style-name="Table57.A2" office:value-type="string">
            <text:p text:style-name="P15">Käyttäjätunnusta ei löydy</text:p>
          </table:table-cell>
          <table:table-cell table:style-name="Table57.C2" office:value-type="string">
            <text:p text:style-name="P15">OK</text:p>
          </table:table-cell>
        </table:table-row>
        <table:table-row>
          <table:table-cell table:style-name="Table57.A2" office:value-type="string">
            <text:p text:style-name="P15">Oikea: morimoto</text:p>
          </table:table-cell>
          <table:table-cell table:style-name="Table57.A2" office:value-type="string">
            <text:p text:style-name="P15">HYV</text:p>
          </table:table-cell>
          <table:table-cell table:style-name="Table57.C2" office:value-type="string">
            <text:p text:style-name="P15">OK</text:p>
          </table:table-cell>
        </table:table-row>
        <table:table-row>
          <table:table-cell table:style-name="Table57.A2" office:value-type="string">
            <text:p text:style-name="P15">Väärä: morimot</text:p>
          </table:table-cell>
          <table:table-cell table:style-name="Table57.A2" office:value-type="string">
            <text:p text:style-name="P15">Käyttäjätunnusta ei löydy</text:p>
          </table:table-cell>
          <table:table-cell table:style-name="Table57.C2" office:value-type="string">
            <text:p text:style-name="P15">OK</text:p>
          </table:table-cell>
        </table:table-row>
      </table:table>
      <text:p text:style-name="P14"/>
      <text:p text:style-name="P14">Painike: Send<text:line-break/></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Syöte</text:p>
            </table:table-cell>
            <table:table-cell table:style-name="Table58.A1" office:value-type="string">
              <text:p text:style-name="Table_20_Heading">Toivottu tulos</text:p>
            </table:table-cell>
            <table:table-cell table:style-name="Table58.C1" office:value-type="string">
              <text:p text:style-name="Table_20_Heading">Saatu tulos</text:p>
            </table:table-cell>
          </table:table-row>
        </table:table-header-rows>
        <table:table-row>
          <table:table-cell table:style-name="Table58.A2" office:value-type="string">
            <text:p text:style-name="P15">Painallus, cs.helsinki.fi – muotoinen sähköposti</text:p>
          </table:table-cell>
          <table:table-cell table:style-name="Table58.A2" office:value-type="string">
            <text:p text:style-name="P15">Lähettää sähköpostin, jossa 6-12 merkkiä pitkä uusi salasana.</text:p>
          </table:table-cell>
          <table:table-cell table:style-name="Table58.C2" office:value-type="string">
            <text:p text:style-name="P15">OK</text:p>
          </table:table-cell>
        </table:table-row>
        <table:table-row>
          <table:table-cell table:style-name="Table58.A2" office:value-type="string">
            <text:p text:style-name="P15">Painallus, salasana muunlainen</text:p>
          </table:table-cell>
          <table:table-cell table:style-name="Table58.A2" office:value-type="string">
            <text:p text:style-name="P15">Kerrotaan käyttäjälle, että ottaa yhteyttä opettajaan.</text:p>
          </table:table-cell>
          <table:table-cell table:style-name="Table58.C2" office:value-type="string">
            <text:p text:style-name="P15">OK</text:p>
          </table:table-cell>
        </table:table-row>
      </table:table>
      <text:p text:style-name="P14"/>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5">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5">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5">X = 12</text:span></text:p>
      <text:p text:style-name="P14"><text:tab/>Y != 12</text:p>
      <text:p text:style-name="P14"><text:tab/>Z &gt; 12</text:p>
      <text:p text:style-name="Text_20_body">Syöte: “ <text:s/>”</text:p>
      <text:p text:style-name="Text_20_body">Vastauskoodi:</text:p>
      <text:p text:style-name="Text_20_body"><text:tab/><text:span text:style-name="T5">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5">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text:h>
      <text:p text:style-name="Text_20_body">Tehtävän anto:</text:p>
      <text:p text:style-name="Text_20_body"><text:tab/>Stuff</text:p>
      <text:p text:style-name="Text_20_body">Syöte: “”</text:p>
      <text:p text:style-name="Text_20_body">Vastauskoodi:</text:p>
      <text:p text:style-name="Text_20_body"><text:tab/><text:span text:style-name="T5">STUFF<text:line-break/><text:tab/>SVC SP, =HALT</text:span></text:p>
      <text:p text:style-name="Text_20_body">Tulokset: Stuffman is best.</text:p>
      <text:h text:style-name="Heading_20_2" text:outline-level="2">6.8 Testitapaus 8 ()</text:h>
      <text:p text:style-name="Text_20_body">Tehtävän anto:</text:p>
      <text:p text:style-name="Text_20_body"><text:tab/>Stuff</text:p>
      <text:p text:style-name="Text_20_body">Syöte: “”</text:p>
      <text:p text:style-name="Text_20_body">Vastauskoodi:</text:p>
      <text:p text:style-name="Text_20_body"><text:tab/><text:span text:style-name="T5">STUFF<text:line-break/><text:tab/>SVC SP, =HALT</text:span></text:p>
      <text:p text:style-name="Text_20_body">Tulokset: Stuffman's return.</text:p>
      <text:h text:style-name="P12" text:outline-level="1">7. Yhteenveto</text:h>
      <text:p text:style-name="Text_20_body">Kohahdus-ryhmän syksyn 2006 ohjelmistoprojektissa tuottama TitoTrainer-järjestelmä testattiin kahteen otteeseen läpi, ennen kuin ryhmä hyväksyi sen lopullisesti. Testauksen painopiste oli vaatimusmäärittelyssä kirjattujen käyttötapausten läpimeno käyttöliittymässä, ja voitiin todeta, että järjestelmä suoriutuu tehtävästään virheettömästi hyvällä www-sovelluksen nopeudella. Lisäksi käyttöliittymän selkeyttä ja käytettävyyttä testattiin käyttöliittymät-kurssilta opituilla menetelmillä. Käyttöliittymä vastaa hyvin myös suunnitteluvaiheessa tehtyä käyttöliittymäsuunnitelmaa.</text:p>
      <text:p text:style-name="Text_20_body">TitoTrainer toteuttaa suurimman osan vaatimusdokumentin vaatimuksista. Seuraavat kohdat jäivät toteuttamatta:</text:p>
      <table:table table:name="Table59" table:style-name="Table59">
        <table:table-column table:style-name="Table59.A" table:number-columns-repeated="3"/>
        <table:table-header-rows>
          <table:table-row>
            <table:table-cell table:style-name="Table59.A1" office:value-type="string">
              <text:p text:style-name="Table_20_Heading">Vaatimus</text:p>
            </table:table-cell>
            <table:table-cell table:style-name="Table59.A1" office:value-type="string">
              <text:p text:style-name="Table_20_Heading">Koodi</text:p>
            </table:table-cell>
            <table:table-cell table:style-name="Table59.C1" office:value-type="string">
              <text:p text:style-name="Table_20_Heading">Prioriteetti</text:p>
            </table:table-cell>
          </table:table-row>
        </table:table-header-rows>
        <table:table-row>
          <table:table-cell table:style-name="Table59.A2" office:value-type="string">
            <text:p text:style-name="Table_20_Contents">Opettajan käyttöliittymä suomen kielellä</text:p>
          </table:table-cell>
          <table:table-cell table:style-name="Table59.A2" office:value-type="string">
            <text:p text:style-name="P17">K2, V59</text:p>
          </table:table-cell>
          <table:table-cell table:style-name="Table59.C2" office:value-type="string">
            <text:p text:style-name="P17">3</text:p>
          </table:table-cell>
        </table:table-row>
        <table:table-row>
          <table:table-cell table:style-name="Table59.A2" office:value-type="string">
            <text:p text:style-name="Table_20_Contents">Opettajan salasanan vaihto</text:p>
          </table:table-cell>
          <table:table-cell table:style-name="Table59.A2" office:value-type="string">
            <text:p text:style-name="P17">V8</text:p>
          </table:table-cell>
          <table:table-cell table:style-name="Table59.C2" office:value-type="string">
            <text:p text:style-name="P17">3</text:p>
          </table:table-cell>
        </table:table-row>
        <table:table-row>
          <table:table-cell table:style-name="Table59.A2" office:value-type="string">
            <text:p text:style-name="Table_20_Contents">Tiedostoon tulostamisen kriteerit</text:p>
          </table:table-cell>
          <table:table-cell table:style-name="Table59.A2" office:value-type="string">
            <text:p text:style-name="P17">V44</text:p>
          </table:table-cell>
          <table:table-cell table:style-name="Table59.C2" office:value-type="string">
            <text:p text:style-name="P17">4</text:p>
          </table:table-cell>
        </table:table-row>
        <table:table-row>
          <table:table-cell table:style-name="Table59.A2" office:value-type="string">
            <text:p text:style-name="Table_20_Contents">Dynaaminen tehtävä</text:p>
          </table:table-cell>
          <table:table-cell table:style-name="Table59.A2" office:value-type="string">
            <text:p text:style-name="P17">K6, V11</text:p>
          </table:table-cell>
          <table:table-cell table:style-name="Table59.C2" office:value-type="string">
            <text:p text:style-name="P17">4</text:p>
          </table:table-cell>
        </table:table-row>
        <table:table-row>
          <table:table-cell table:style-name="Table59.A2" office:value-type="string">
            <text:p text:style-name="Table_20_Contents">EAssarin yhteensopivuus</text:p>
          </table:table-cell>
          <table:table-cell table:style-name="Table59.A2" office:value-type="string">
            <text:p text:style-name="P17">V70</text:p>
          </table:table-cell>
          <table:table-cell table:style-name="Table59.C2" office:value-type="string">
            <text:p text:style-name="P17">-</text:p>
          </table:table-cell>
        </table:table-row>
      </table:table>
      <text:p text:style-name="P31">Vaatimusten osalta projekti on siis toteutettu lähes täydellisesti.</text:p>
      <text:p text:style-name="Text_20_body"/>
      <text:p text:style-name="Text_20_body">Näin ollen voidaan todeta, että Kohahduksen tuotos on läpäissyt testausvaiheen onnistuneesti. And Taro is still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6</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creation-date>2006-10-31T15:05:49</meta:creation-date>
    <dc:creator>Jari Inkinen</dc:creator>
    <dc:date>2006-12-12T00:03:25</dc:date>
    <dc:language>en-US</dc:language>
    <meta:editing-cycles>94</meta:editing-cycles>
    <meta:editing-duration>P1DT1H41M9S</meta:editing-duration>
    <meta:user-defined meta:name="Info 1"/>
    <meta:user-defined meta:name="Info 2"/>
    <meta:user-defined meta:name="Info 3"/>
    <meta:user-defined meta:name="Info 4"/>
    <meta:document-statistic meta:table-count="59" meta:image-count="0" meta:object-count="0" meta:page-count="32" meta:paragraph-count="1198" meta:word-count="4104" meta:character-count="30481"/>
  </office:meta>
</office:document-meta>
</file>